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096cm" svg:x="1.253cm" svg:y="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21cm" svg:height="1.356cm" svg:x="3.471cm" svg:y="11.107cm">
          <draw:text-box>
            <text:p text:style-name="P1"><text:span text:style-name="T1">8</text:span></text:p>
          </draw:text-box>
        </draw:frame>
        <draw:custom-shape draw:style-name="gr3" draw:text-style-name="P1" draw:layer="layout" svg:width="5.715cm" svg:height="1.608cm" svg:x="1.439cm" svg:y="7.1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15cm" svg:height="1.139cm" svg:x="1.464cm" svg:y="7.413cm">
          <draw:text-box>
            <text:p text:style-name="P1"><text:span text:style-name="T2">Place Panel</text:span></text:p>
          </draw:text-box>
        </draw:frame>
        <draw:custom-shape draw:style-name="gr4" draw:text-style-name="P1" draw:layer="layout" svg:width="6.096cm" svg:height="6.096cm" svg:x="8.153cm" svg:y="1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92cm" svg:height="1.356cm" svg:x="10.371cm" svg:y="19.382cm">
          <draw:text-box>
            <text:p text:style-name="P1"><text:span text:style-name="T1">9</text:span></text:p>
          </draw:text-box>
        </draw:frame>
        <draw:custom-shape draw:style-name="gr3" draw:text-style-name="P1" draw:layer="layout" svg:width="5.715cm" svg:height="1.608cm" svg:x="8.339cm" svg:y="15.4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15cm" svg:height="1.139cm" svg:x="8.364cm" svg:y="15.713cm">
          <draw:text-box>
            <text:p text:style-name="P1"><text:span text:style-name="T2">Weld Pa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0:29:10.553941110</meta:creation-date>
    <dc:date>2016-06-15T09:18:23.078877664</dc:date>
    <meta:editing-duration>PT6M13S</meta:editing-duration>
    <meta:editing-cycles>10</meta:editing-cycles>
    <meta:generator>LibreOffice/4.2.8.2$Linux_X86_64 LibreOffice_project/420m0$Build-2</meta:generator>
    <meta:document-statistic meta:object-count="8"/>
  </office:meta>
</office:document-meta>
</file>